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95ae" officeooo:paragraph-rsid="000895ae"/>
    </style:style>
    <style:style style:name="P2" style:family="paragraph" style:parent-style-name="Standard">
      <style:text-properties officeooo:rsid="000895ae" officeooo:paragraph-rsid="00093267"/>
    </style:style>
    <style:style style:name="P3" style:family="paragraph" style:parent-style-name="Standard" style:list-style-name="L1">
      <style:text-properties officeooo:paragraph-rsid="00093267"/>
    </style:style>
    <style:style style:name="P4" style:family="paragraph" style:parent-style-name="Standard">
      <style:text-properties officeooo:rsid="00093267" officeooo:paragraph-rsid="00093267"/>
    </style:style>
    <style:style style:name="P5" style:family="paragraph" style:parent-style-name="Standard" style:list-style-name="L2">
      <style:text-properties officeooo:rsid="00093267" officeooo:paragraph-rsid="00093267"/>
    </style:style>
    <style:style style:name="P6" style:family="paragraph" style:parent-style-name="Standard">
      <style:text-properties officeooo:rsid="000a19c0" officeooo:paragraph-rsid="000a19c0"/>
    </style:style>
    <style:style style:name="P7" style:family="paragraph" style:parent-style-name="Standard">
      <style:text-properties officeooo:rsid="000a19c0" officeooo:paragraph-rsid="000b2cde"/>
    </style:style>
    <style:style style:name="T1" style:family="text">
      <style:text-properties officeooo:rsid="00093267"/>
    </style:style>
    <style:style style:name="T2" style:family="text">
      <style:text-properties officeooo:rsid="000b2cde"/>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Quick Guide to Working with Git and GitHub</text:p>
      <text:p text:style-name="P1"/>
      <text:p text:style-name="P1">Introduction</text:p>
      <text:p text:style-name="P1"/>
      <text:p text:style-name="P1">Git and Github can be used in combination to create a Version Control System that can be used when developing software.</text:p>
      <text:p text:style-name="P1"/>
      <text:p text:style-name="P2">A Version Control System allows a developer to track the development process while creating software. </text:p>
      <text:p text:style-name="P2"/>
      <text:p text:style-name="P2"><text:span text:style-name="T1">This has several advantages for the developer for example,</text:span></text:p>
      <text:list xml:id="list742688259377618936" text:style-name="L1">
        <text:list-item>
          <text:p text:style-name="P3"><text:span text:style-name="T1">The developer can create "snapshots" (or branches as they are referred to in version control systems) of the software being developed, then work on those snapshots without effecting the original code base. If the changes made in the snapshot are successful the developer can then merge those changes back into the original code. On the other hand if the changes are unsuccessful then the branch can be archived or deleted and the original code remains unchanged.</text:span></text:p>
        </text:list-item>
      </text:list>
      <text:p text:style-name="P4"/>
      <text:p text:style-name="P4">So why not simply do this manually if you are a developer? Well Git and Github provide certain automation tools that make the process more efficient by,</text:p>
      <text:list xml:id="list4662871980007406721" text:style-name="L2">
        <text:list-item>
          <text:p text:style-name="P5">Streamlining the process of tracking changes with a few simple commands</text:p>
        </text:list-item>
        <text:list-item>
          <text:p text:style-name="P5">Integrating a remote storage facility for developing projects</text:p>
        </text:list-item>
        <text:list-item>
          <text:p text:style-name="P5">Fostering a community of developers that can contribute and assist with non-trivial projects</text:p>
        </text:list-item>
      </text:list>
      <text:p text:style-name="P4"/>
      <text:p text:style-name="P4">What are the differences between Git and GitHub?</text:p>
      <text:p text:style-name="P4"/>
      <text:p text:style-name="P4">Git is essentially a localized Version Control System, in the context of this example it will be used to track changes to the software on the developers computer.</text:p>
      <text:p text:style-name="P4">GitHub is essentially a remote Version Control System, in the context of this example it will be used to reflect the state of the software when it is uploaded to a remote location via Git.</text:p>
      <text:p text:style-name="P4"/>
      <text:p text:style-name="P6">What is required to use GitHub?</text:p>
      <text:p text:style-name="P6"/>
      <text:p text:style-name="P6">Using Github is simple, all that is required is an account which can be activated by navigating with your browser to <text:a xlink:type="simple" xlink:href="http://www.github.com/">www.github.com</text:a> and signing up for a new account.</text:p>
      <text:p text:style-name="P6"/>
      <text:p text:style-name="P6">What is required to use Git?</text:p>
      <text:p text:style-name="P6"/>
      <text:p text:style-name="P6">Git is software that needs to be installed on the developer's workstation. If you are using a Linux-based distro you can use a Package Manager to in stall Git. If you are using Windows or Mac you can download a binary from <text:a xlink:type="simple" xlink:href="http://git-scm.com/">http://git-scm.com/</text:a></text:p>
      <text:p text:style-name="P6"/>
      <text:p text:style-name="P6">Where to begin?</text:p>
      <text:p text:style-name="P6"/>
      <text:p text:style-name="P7"><text:span text:style-name="T2">Firstly, you will need a folder that contains all of the development files you will be working with. Don't worry if you do not have all the files (or none at all), essentially this folder is the root of your project and you will be adding, modifying and deleting files from it. Git will subsequently track these actions and provide you with a means of navigating these changes, GitHub not only provides you with the same facility but also provides a graphical representation of the different states of your project. <text:s text:c="2"/></text:span><text:s/></text:p>
      <text:p text:style-name="P7"><text:soft-page-break/></text:p>
      <text:p text:style-name="P4"/>
      <text:list xml:id="list161756120483282" text:continue-list="list742688259377618936" text:style-name="L1">
        <text:list-header>
          <text:p text:style-name="P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09-27T13:44:16.883629550</meta:creation-date>
    <dc:date>2014-09-27T16:17:55.797948842</dc:date>
    <dc:creator>lyndon daniels</dc:creator>
    <meta:editing-duration>PT2H27M3S</meta:editing-duration>
    <meta:editing-cycles>4</meta:editing-cycles>
    <meta:generator>LibreOffice/4.2.6.3$Linux_X86_64 LibreOffice_project/420m0$Build-3</meta:generator>
    <meta:document-statistic meta:table-count="0" meta:image-count="0" meta:object-count="0" meta:page-count="2" meta:paragraph-count="20" meta:word-count="443" meta:character-count="2576" meta:non-whitespace-character-count="2152"/>
  </office:meta>
</office:document-meta>
</file>